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Heading_20_1" style:master-page-name="MP0">
      <style:paragraph-properties style:page-number="auto" fo:break-before="page"/>
    </style:style>
    <style:style style:name="P3" style:family="paragraph" style:parent-style-name="Normal">
      <style:paragraph-properties fo:break-before="page"/>
    </style:style>
    <style:style style:name="P4" style:family="paragraph" style:parent-style-name="Normal">
      <style:text-properties officeooo:rsid="0007be74" officeooo:paragraph-rsid="0007be74"/>
    </style:style>
    <style:style style:name="P5" style:family="paragraph" style:parent-style-name="Normal">
      <style:text-properties officeooo:rsid="00095005" officeooo:paragraph-rsid="00095005"/>
    </style:style>
    <style:style style:name="P6" style:family="paragraph" style:parent-style-name="Normal">
      <style:text-properties officeooo:rsid="000c0ab1" officeooo:paragraph-rsid="000c0ab1"/>
    </style:style>
    <style:style style:name="P7" style:family="paragraph" style:parent-style-name="Normal">
      <style:text-properties officeooo:rsid="000ce0ef" officeooo:paragraph-rsid="000ce0ef"/>
    </style:style>
    <style:style style:name="P8" style:family="paragraph" style:parent-style-name="Normal">
      <style:text-properties officeooo:rsid="000e53a4" officeooo:paragraph-rsid="000e53a4"/>
    </style:style>
    <style:style style:name="P9" style:family="paragraph" style:parent-style-name="Normal">
      <style:paragraph-properties fo:break-before="page"/>
      <style:text-properties officeooo:rsid="000e53a4" officeooo:paragraph-rsid="000e53a4"/>
    </style:style>
    <style:style style:name="P10" style:family="paragraph" style:parent-style-name="Normal">
      <style:text-properties officeooo:rsid="000eb5fa" officeooo:paragraph-rsid="000eb5fa"/>
    </style:style>
    <style:style style:name="P11" style:family="paragraph" style:parent-style-name="Normal">
      <style:text-properties officeooo:rsid="000ffc3f" officeooo:paragraph-rsid="000ffc3f"/>
    </style:style>
    <style:style style:name="P12" style:family="paragraph" style:parent-style-name="Normal">
      <style:text-properties officeooo:paragraph-rsid="00103f61"/>
    </style:style>
    <style:style style:name="P13" style:family="paragraph" style:parent-style-name="Normal">
      <style:text-properties officeooo:rsid="00103f61" officeooo:paragraph-rsid="00103f61"/>
    </style:style>
    <style:style style:name="T1" style:family="text">
      <style:text-properties officeooo:rsid="0007be74"/>
    </style:style>
    <style:style style:name="T2" style:family="text">
      <style:text-properties officeooo:rsid="00095005"/>
    </style:style>
    <style:style style:name="T3" style:family="text">
      <style:text-properties officeooo:rsid="000af9b9"/>
    </style:style>
    <style:style style:name="T4" style:family="text">
      <style:text-properties officeooo:rsid="000b9360"/>
    </style:style>
    <style:style style:name="T5" style:family="text">
      <style:text-properties officeooo:rsid="000c0ab1"/>
    </style:style>
    <style:style style:name="T6" style:family="text">
      <style:text-properties officeooo:rsid="000e53a4"/>
    </style:style>
    <style:style style:name="T7" style:family="text">
      <style:text-properties officeooo:rsid="00103f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9: The Rest</text:h>
      <text:p text:style-name="Normal">[Title Slide]</text:p>
      <text:p text:style-name="Normal">Hi, there! This is Matt Heffernan. Welcome back to my channel. This is the eigh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instructions from each of the main categories, but that leaves a few behind that don’t quite fit into any of those sets. In this episode, we are going to go over all of the instructions we haven’t covered yet. Going through the entire tutorial series through this episode, we should have a good understanding of the complete range of the Z80 instruction set and how we can apply it for the specific purposes that will be covered in future episodes.</text:p>
      <text:p text:style-name="Normal">[cut to slide 2 – NOP]</text:p>
      <text:p text:style-name="Normal">Let’s start with an instruction that does nothing. NOP, which is generally pronounced no-op because it stands for No Operation, is the Z80 instruction for opcode zero. No state of the CPU will change except for the program counter moving on to the next instruction, and 4 T-states will elapse in the process. This means that a single no-op will cause a delay of just over a microsecond for 3.5 MHz Z80, like in the original Speccy. This can be helpful when dealing with hardware interfaces that need to have short delays between operations to wait for state changes. If you want to really put your hacker hat on, you can have self-modifying code that effectively erases instructions by replacing them with zeroes in RAM so they won’t be executed anymore. There are many different use cases for no-ops, and we’ll explore some of them in later episodes.</text:p>
      <text:p text:style-name="Normal">[cut to slide 3 – DAA]</text:p>
      <text:p text:style-name="Normal">If you are coming to Z80 development from a different architecture, you may have already noticed that there is no flag for decimal more or any arithmetic instructions that operate on binary coded decimal, or BCD values. That means any time you do an add or subtract instruction, the operation will be done assuming the operand values are binary. But if you want to encode a value as BCD to make it easier to interface with the display or keyboard, or even just convert a value to decimal, the Z80 has you covered with the DAA, or Decimal Adjust Accumulator instruction. It assumes that the accumulator value and flags have not changed since the last arithmetic instruction and will adjust the value in A to have the correct BCD result. For a value to be valid BCD, each nybble has to have a value between zero and 9, so that when you print it in hex, it looks like a decimal number with no letters in it. If two BCD values are added or subtracted as binary, the result may not be the correct BCD value, so a DAA will fix that. If the lower nybble is greater than 9 or the H bit is set, it will add 6 to the accumulator, which will cause a carry into the upper nybble and make the lower nybble the correct decimal numeral. Then, if the upper nybble is now greater than 9, it will add hex 60 to adjust that to the correct decimal numeral as well, and set the carry bit. If the upper nybble didn’t need to be adjusted, the carry bit is cleared. It seems a bit like black magic, but it works, and we’ll see how in our example program later.</text:p>
      <text:p text:style-name="P1"/>
      <text:p text:style-name="Normal">[cut to slide 4 – CPI]</text:p>
      <text:p text:style-name="Normal">With the Z80, you don’t have to implement your own linear search algorithm – it’s already built into the instruction set! While it’s not the most efficient search method, it’s often all you need, and sometimes the only way to do it. The CPI instruction implements a single iteration of a forward linear search, and effectively performs three instructions: compare A to HL indirect, then increment HL and decrement BC. The main way it differs from these three instructions, apart from being faster and taking up less code memory, is the state of the flags after it is executed. If the value in A was equal to the value at the address in HL before the increment, then the Z bit is set. If the decrement of BC caused an overflow, then the P/V bit is set. Also, the N bit is set and the carry bit is preserved. This means you can keep executing CPIs until either of the Z or P/V bits are set, and it will do a forward search through memory starting at the initial address in HL for a number of iterations specified in BC, however that overflow won’t happen until BC is decremented from zero, so the maximum number of iterations will be the initial value in BC minus 1. Also, if the matching value was found, the address in HL is now one byte past it, as the compare was done before the increment.</text:p>
      <text:p text:style-name="Normal">[cut to slide 5 – CPD]</text:p>
      <text:p text:style-name="Normal">If you need to do a backward search instead, you can use the CPD instruction instead to do a Compare and Decrement. It works the same as CPI except that HL is decremented. This means that if the value was found, then the address in HL is one byte behind it. Just like CPI, CPD is only really useful in a loop, and luckily you don’t have to implement the branching logic for it if all you’re doing each iteration is just the one instruction.</text:p>
      <text:p text:style-name="Normal">[cut to slide 6 – CPIR]</text:p>
      <text:p text:style-name="Normal">CPIR will do a CPI and repeat until that Z bit is set from a successful comparison or BC gets down to zero. If Z is not set after executing CPIR, then you know that the value was not found in the specified range specified by HL for the starting address and BC for the number of bytes to search going forward. While you don’t need to check for overflow, you do need to adjust the address in HL by decrementing it afterwards if you want it to have the address of the found value, rather than the next one. Also, just as with similar instructions like LDIR, the amount of time it takes to execute this instruction can vary wildly depending on the value loaded into BC and the contents of memory. If you want to search the entire memory space, then you can load zero into BC and it will keep going until the value is found anywhere. Of course, this will not search any memory banks that aren’t currently mapped in, so searching across banks will require doing multiple CPIRs, switching banks between them.</text:p>
      <text:p text:style-name="Normal">[cut to slide 7 – CPDR]</text:p>
      <text:p text:style-name="Normal">CPDR, unsurprisingly, will do a CPD and repeat until the value is found or BC is decremented to zero. Just as with CPIR, HL will be one off the target value if the Z bit was set, and you will have to increment it to get the target address. We’ll see how both CPIR and CPDR work later in the example program.</text:p>
      <text:p text:style-name="Normal"/>
      <text:p text:style-name="P3">[cut to slide 8 – IM]</text:p>
      <text:p text:style-name="Normal">While we aren’t going to go into depth on interrupts until a later episode, we will just quickly go through the instructions right now. First up is IM, which sets the current maskable interrupt mode. The Z80 supports three different interrupt modes, numbered 0, 1 and 2, which is used as the only operand. The original Spectrum doesn’t support IM zero, so you never want to do that unless you have some specially modified system. By default, the Spectrum ROM boots you into IM 1, which means that maskable interrupts always trigger the routine at restart vector hex 38, which is also in the ROM. If you only want to use this built-in routine, just keep it in this mode, or return to it after you’re done using the other mode. That would IM 2, which lets you set your own interrupt vector, which could be in RAM or anywhere in the memory map. This is where the I register comes in, which you can use to set the page of memory where your interrupt jump table will be stored. The lower byte of the address in this table will be set at the time of the interrupt the value on the data bus. How that actually works is a bit confusing, so we’ll come back to that in the interrupts episode.</text:p>
      <text:p text:style-name="Normal">[cut to slide 9 – EI]</text:p>
      <text:p text:style-name="Normal">Moving on, a maskable interrupt can only happen when enabled, so to do that you need to use the EI, or Enable Interrupt instruction. It has no operands and can be called at any time to tell the Z80 to call the routine for the current mode when its interrupt pin is held low. This will take effect immediately, unless you are in the middle of servicing a non-maskable interrupt, or NMI. As the name implies, NMIs can’t be prevented by software, so using EI won’t change anything for them, and maskable interrupts can only interrupt regular code execution as they are automatically disabled during NMIs.</text:p>
      <text:p text:style-name="Normal">[cut to slide 10 = DI]</text:p>
      <text:p text:style-name="Normal">To disable maskable interrupts entirely, you can use the DI instruction, which also has no operands. You’ll want to use a DI to prevent interrupt from occurring before your program is ready for them, especially if you’re using Interrupt Mode 2. You can do a DI, set up what you need, then do an EI and let the interrupts start coming in. The Spectrum will generate a maskable interrupt at the beginning of every vertical blanking period, so a DI will effectively stop <text:s text:c="3"/><text:span text:style-name="T1">the keyboard scan that occurs every frame or whatever processing you specified for IM 2.</text:span></text:p>
      <text:p text:style-name="P4">[cut to slide 11 – HALT]</text:p>
      <text:p text:style-name="P4">The last instruction we have left is HALT, which will stop the Z80 from executing any more instructions until the next interrupt occurs. Once that happens, the CPU will wake up and start executing the next instruction. Since the original Spectrum didn’t connect the NMI line to any built-in component, if maskable interrupts are disabled, a HALT will stop a standard Speccy until the power is cycled. During a HALT, the Z80 doesn’t shut down into any low power mode, but just keeps running as if it keep fetching no-ops and keeps the memory refreshed so that the complete machine state is preserved until the interrupt.</text:p>
      <text:p text:style-name="P4">[cut to slide 12 – example program]</text:p>
      <text:p text:style-name="P4">We’ll get into all of that interrupt stuff in depth another time, so our example program is going to focus on those earlier instructions, which will allow us to do a decimal addition and then <text:span text:style-name="T2">search the code for the placement of some no-ops.</text:span></text:p>
      <text:p text:style-name="P5">Now, let’s get right into the code.</text:p>
      <text:p text:style-name="Normal"/>
      <text:p text:style-name="Normal"/>
      <text:p text:style-name="Normal"/>
      <text:p text:style-name="Normal"/>
      <text:p text:style-name="P5"><text:soft-page-break/>[cut to Atom, <text:span text:style-name="T7">rest.asm </text:span>zoomed to 25 lines]</text:p>
      <text:p text:style-name="P5">As usual, we start our code by specifying the 48k Spectrum as our target machine and beginning our code at hex 8000. We don’t have any global data, so we just go right to our first instructions, which is the standard exchange and push to preserve the alternate HL register to make it possible to return to BASIC cleanly after the program finishes. Then we have a NOP, which will have no effect <text:span text:style-name="T3">other </text:span>than burning a microsecond before moving on to the next instruction. <text:span text:style-name="T3">Then we load up HL and BC with some binary-coded decimal numbers, so that hex 3657 will be interpreted as 3,657 rather than its binary value, which would be significantly higher, and the same goes for 2845. We want to do a decimal addition rather than a binary addition, which we could do with a simple ADD HL,BC. But the resulting hex value in HL would be </text:span><text:span text:style-name="T4">5E9C, which is certainly nothing like a decimal value. To get the decimal sum, we need to add one byte at a time and use DAA to adjust the sums. So, we load L into A and then add C, which will add up the tens and ones decimal places, but still we have a binary result. A DAA will convert that into the decimal digits we’d expect for those places, and then we can move on to the higher places. First, we store the lower byte into L for later, then load H into A and add B with the carry state that came out of the earlier addition. Another DAA will give us the correct BCD thousands and hundreds digits in A, which we then load back into H so that HL now contains the complete decimal sum. Those upper two digits are still in A, so we call the printhex routine to print them, and we’ll see how that works later. </text:span><text:span text:style-name="T5">Then we load L into A and print out the lower two digits, and then on the screen we should see the actual decimal sum.</text:span></text:p>
      <text:p text:style-name="P6">To move the cursor to the next line, we print out an Enter code, using the ROM routine at hex 10.</text:p>
      <text:p text:style-name="P6">[scroll to find first NOP]</text:p>
      <text:p text:style-name="P7">Now, let’s see how we can do some linear searches, first for that NOP we put in the code earlier. We load the starting address into HL, which will be the very start of the code. Then we load BC with the size of the main routine in bytes. We let the assembler calculate this by taking the label of the next routine, printhex, and subtracting the start address from that. Finally, we load zero into A, as that’s the opcode for NOP, and then CPIR to start our search. After that, HL will be pointing to the instruction after the first NOP, so we decrement it to get the actual address of the NOP. Then we use a couple calls to printhex to print out that hex address address on the screen, and then another newline.</text:p>
      <text:p text:style-name="P7">[scroll to find last NOP]</text:p>
      <text:p text:style-name="P7">Now we want to find the last NOP in this same part of memory, so we set up HL with <text:span text:style-name="T6">address of the last byte of the main routine, which we also let the assembler calculate by subtracting one from the address of printhex. Then we setup BC and A the same as last time, but now we use CPDR to start searching backwards from the end. After that, we increment HL to get it back to the NOP address and print that out, followed by one last newline.</text:span></text:p>
      <text:p text:style-name="P8">Then you can see that we have one more NOP, and that’s the one that’s going to be found with the CPDR, so we’ll see what that address is on the screen at runtime. Then we finish the main routine by restoring the alternate HL and returning.</text:p>
      <text:p text:style-name="P8"/>
      <text:p text:style-name="P9">[scroll to printhex]</text:p>
      <text:p text:style-name="P10">Now, let’s take a look at printhex, which expects will print out the hex digits in A. First, we push A and the flags onto the stack to save the value for later. Then we shift the upper nybble 4 bits to the right to put that hex digit in the lower nybble. Then we call printhex_digit to print that digit, and we can move on to the original lower nybble. To get that, we pop A back off the stack and use AND to zero out the upper nybble before calling printhex_digit one more time and return.</text:p>
      <text:p text:style-name="P11">For printhex_digit, we are expecting the uppler nybble to be zeroed out, and then we can convert the digit in the lower nybble into a character code and print it out. The digit could be a decimal numeral or a letter, so first we need to compare it to hex A to see if it’s going to be a letter. If the S bit is clear, we jump ahead to print_letter, otherwise we continue to convert the value to a numeric character, which we can do by OR-ing it with hex 30, as that’s the code for the zero character, and the rest of the numeric characters have the same offset. Then we jump ahead to print_character. If we jumped to print_letter earlier, we instead add hex 37, which will convert it to a letter character code. Then we continue on to print_character, where we <text:span text:style-name="T7">call the ROM routine to print the code in A, and we return.</text:span></text:p>
      <text:p text:style-name="Normal">We’ll deploy this code by generating a snapshot named “rest.sna”, and to do this, we have a build script.</text:p>
      <text:p text:style-name="Normal">[switch to build.sh tab]</text:p>
      <text:p text:style-name="Normal">We just call sjasmplus with the --lst option to generate a machine code listing to see all 500 of those beautiful no-ops and then pass it the name of our assembly file, rest.asm. Now let’s go to the terminal and run it.</text:p>
      <text:p text:style-name="Normal">[cut to terminal]</text:p>
      <text:p text:style-name="P12">We run build.sh… and then do a directory listing and see that the rest.sna snapshot file is there. So let’s load it into the emulator.</text:p>
      <text:p text:style-name="P12">[cut to emulator]</text:p>
      <text:p text:style-name="Normal">We’re using Fuse again, so we hit F3 and select rest.sna and let it run. <text:span text:style-name="T7">Then we see three words printed on the screen. The first is the decimal sum of 3,657 and 2,845, and we can see that the adjustments and carries from digit to digit all worked correctly. Then we have the addresses of the first and last no-ops in the main routine, which we can verify by going back to look at our machine code listing.</text:span></text:p>
      <text:p text:style-name="P13">[cut to Atom – rest.lst]</text:p>
      <text:p text:style-name="P13">Here we can see the first NOP address is indeed 8002 and scrolling down… we can see that the last one is 8047.</text:p>
      <text:p text:style-name="P13">[cut back to emulator]</text:p>
      <text:p text:style-name="P13">So that’s all we have for this odd little appendage of our series. Now we have the complete Z80 instruction set at our command, and we are ready to start exploring how to use it in more advanced ways and exploit the humble Speccy to get the most out of it that we can.</text:p>
      <text:p text:style-name="Normal"/>
      <text:p text:style-name="P3">[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dc:title/>
    <dc:description/>
    <dc:subject/>
    <meta:initial-creator>MATTHEW HEFFERNAN</meta:initial-creator>
    <meta:creation-date>2021-11-30T21:10:00Z</meta:creation-date>
    <dc:date>2022-01-26T23:16:07.726300867</dc:date>
    <meta:editing-cycles>45</meta:editing-cycles>
    <meta:editing-duration>PT10H39M11S</meta:editing-duration>
    <meta:document-statistic meta:table-count="0" meta:image-count="0" meta:object-count="0" meta:page-count="6" meta:paragraph-count="52" meta:word-count="3166" meta:character-count="16819" meta:non-whitespace-character-count="13691"/>
    <meta:template xlink:type="simple" xlink:actuate="onRequest" xlink:title="" xlink:href="Normal.dotm"/>
  </office:meta>
</office:document-meta>
</file>